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313in" fo:margin-left="0.0111in" table:align="left" style:writing-mode="lr-tb"/>
    </style:style>
    <style:style style:name="Table1.A" style:family="table-column">
      <style:table-column-properties style:column-width="1.2924in"/>
    </style:style>
    <style:style style:name="Table1.B" style:family="table-column">
      <style:table-column-properties style:column-width="2.0639in"/>
    </style:style>
    <style:style style:name="Table1.C" style:family="table-column">
      <style:table-column-properties style:column-width="2.7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3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4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2" style:family="paragraph" style:parent-style-name="Standard">
      <style:text-properties fo:language="en" fo:country="US" officeooo:paragraph-rsid="001b393d"/>
    </style:style>
    <style:style style:name="P3" style:family="paragraph" style:parent-style-name="Text_20_body">
      <style:text-properties officeooo:paragraph-rsid="001b393d"/>
    </style:style>
    <style:style style:name="P4" style:family="paragraph" style:parent-style-name="Text_20_body">
      <style:paragraph-properties fo:keep-with-next="always">
        <style:tab-stops>
          <style:tab-stop style:position="0in"/>
        </style:tab-stops>
      </style:paragraph-properties>
      <style:text-properties officeooo:paragraph-rsid="001b393d"/>
    </style:style>
    <style:style style:name="P5" style:family="paragraph" style:parent-style-name="Standard">
      <style:paragraph-properties fo:margin-top="0in" fo:margin-bottom="0in" fo:line-height="150%" style:text-autospace="none">
        <style:tab-stops>
          <style:tab-stop style:position="0in"/>
        </style:tab-stops>
      </style:paragraph-properties>
      <style:text-properties officeooo:paragraph-rsid="001b393d"/>
    </style:style>
    <style:style style:name="P6" style:family="paragraph" style:parent-style-name="Standard">
      <style:paragraph-properties fo:margin-top="0in" fo:margin-bottom="0in" fo:line-height="150%" fo:text-align="center" style:justify-single-word="false" style:text-autospace="none" style:snap-to-layout-grid="false"/>
      <style:text-properties style:font-name="Arial" fo:font-weight="bold" officeooo:paragraph-rsid="001b393d" style:font-weight-asian="bold" style:font-name-complex="Arial" style:font-weight-complex="bold"/>
    </style:style>
    <style:style style:name="P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fo:font-weight="bold" officeooo:paragraph-rsid="001b393d" style:font-weight-asian="bold" style:font-name-complex="Arial" style:font-weight-complex="bold"/>
    </style:style>
    <style:style style:name="P8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paragraph-rsid="001b393d" style:font-name-complex="Arial"/>
    </style:style>
    <style:style style:name="P9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1b393d" style:font-name-complex="Arial"/>
    </style:style>
    <style:style style:name="P10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1cfa1f" officeooo:paragraph-rsid="001cfa1f" style:font-name-complex="Arial"/>
    </style:style>
    <style:style style:name="P11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12" style:family="paragraph" style:parent-style-name="Standard" style:list-style-name="WW8Num2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13" style:family="paragraph" style:parent-style-name="Standard" style:list-style-name="L2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14" style:family="paragraph" style:parent-style-name="Standard" style:list-style-name="Numbering_20_1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15" style:family="paragraph" style:parent-style-name="Standard" style:list-style-name="Numbering_20_1">
      <style:text-properties officeooo:paragraph-rsid="001b393d"/>
    </style:style>
    <style:style style:name="P16" style:family="paragraph" style:parent-style-name="Standard" style:list-style-name="Numbering_20_1">
      <style:text-properties officeooo:rsid="0019e89b" officeooo:paragraph-rsid="001b393d"/>
    </style:style>
    <style:style style:name="P17" style:family="paragraph" style:parent-style-name="Standard" style:list-style-name="Numbering_20_1">
      <style:text-properties officeooo:rsid="0019e89b" officeooo:paragraph-rsid="001d977c"/>
    </style:style>
    <style:style style:name="P1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19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20" style:family="paragraph" style:parent-style-name="Heading_20_2">
      <style:paragraph-properties>
        <style:tab-stops>
          <style:tab-stop style:position="0in"/>
        </style:tab-stops>
      </style:paragraph-properties>
      <style:text-properties officeooo:paragraph-rsid="001b393d"/>
    </style:style>
    <style:style style:name="P21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  <style:text-properties officeooo:paragraph-rsid="001b393d"/>
    </style:style>
    <style:style style:name="T1" style:family="text">
      <style:text-properties officeooo:rsid="0019e89b"/>
    </style:style>
    <style:style style:name="T2" style:family="text">
      <style:text-properties officeooo:rsid="001cfa1f"/>
    </style:style>
    <style:style style:name="T3" style:family="text">
      <style:text-properties officeooo:rsid="001d977c"/>
    </style:style>
    <style:style style:name="T4" style:family="text">
      <style:text-properties officeooo:rsid="001ed1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21" text:outline-level="2"><text:file-name text:display="name">UC01.11.00 - Buscar Professor</text:file-name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Histórico de Modificaçõe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Data</text:p>
          </table:table-cell>
          <table:table-cell table:style-name="Table1.A2" office:value-type="string">
            <text:p text:style-name="P7">Autor</text:p>
          </table:table-cell>
          <table:table-cell table:style-name="Table1.A1" office:value-type="string">
            <text:p text:style-name="P7">Descrição</text:p>
          </table:table-cell>
        </table:table-row>
        <table:table-row table:style-name="Table1.1">
          <table:table-cell table:style-name="Table1.A3" office:value-type="date" office:date-value="2011-09-06">
            <text:p text:style-name="P9">06/09/11</text:p>
          </table:table-cell>
          <table:table-cell table:style-name="Table1.A2" office:value-type="string">
            <text:p text:style-name="P9">Vinícius Marques</text:p>
          </table:table-cell>
          <table:table-cell table:style-name="Table1.A1" office:value-type="string">
            <text:p text:style-name="P8">Versão inicial do caso de uso</text:p>
          </table:table-cell>
        </table:table-row>
        <table:table-row table:style-name="Table1.1">
          <table:table-cell table:style-name="Table1.A4" office:value-type="date" office:date-value="2012-04-20">
            <text:p text:style-name="P10">20/04/12</text:p>
          </table:table-cell>
          <table:table-cell table:style-name="Table1.B4" office:value-type="string">
            <text:p text:style-name="P10">Marcio Belo</text:p>
          </table:table-cell>
          <table:table-cell table:style-name="Table1.C4" office:value-type="string">
            <text:p text:style-name="P10">Ajustes de conformidade</text:p>
          </table:table-cell>
        </table:table-row>
      </table:table>
      <text:p text:style-name="P5"/>
      <text:h text:style-name="P20" text:outline-level="2">Pré-condições</text:h>
      <text:list xml:id="list552159211" text:style-name="WW8Num5">
        <text:list-item>
          <text:p text:style-name="P11">Usuário previamente autenticado no sistema <text:span text:style-name="T2">e com permissão na funcionalidade</text:span>;</text:p>
        </text:list-item>
      </text:list>
      <text:list xml:id="list1829061855" text:style-name="WW8Num2">
        <text:list-header>
          <text:p text:style-name="P12"/>
        </text:list-header>
      </text:list>
      <text:h text:style-name="P19" text:outline-level="3">Atores</text:h>
      <text:p text:style-name="P3">Usuário (primário)</text:p>
      <text:h text:style-name="P19" text:outline-level="3">Fluxo Principal</text:h>
      <text:list xml:id="list607325643" text:style-name="Numbering_20_1">
        <text:list-item>
          <text:p text:style-name="P15">Sistema solicita a opção de busca por Nome ou Matricula do <text:span text:style-name="T1">professor</text:span>;</text:p>
        </text:list-item>
        <text:list-item>
          <text:p text:style-name="P15">Usuário seleciona opção de busca por nome;</text:p>
        </text:list-item>
        <text:list-item>
          <text:p text:style-name="P15">Sistema solicita nome ou parte do nome do <text:span text:style-name="T1">professor</text:span>;</text:p>
        </text:list-item>
        <text:list-item>
          <text:p text:style-name="P15">Usuário informa parte do nome do <text:span text:style-name="T1">professor</text:span>;</text:p>
        </text:list-item>
        <text:list-item>
          <text:p text:style-name="P15">Sistema exibe lista de <text:span text:style-name="T1">professores</text:span> que atendem ao critério. Para cada <text:span text:style-name="T1">professor </text:span>o sistema exibe:</text:p>
          <text:list>
            <text:list-item>
              <text:p text:style-name="P16">Matrícula</text:p>
            </text:list-item>
            <text:list-item>
              <text:p text:style-name="P15">Nome do <text:span text:style-name="T4">P</text:span><text:span text:style-name="T1">rofessor</text:span></text:p>
            </text:list-item>
            <text:list-item>
              <text:p text:style-name="P17"><text:span text:style-name="T3">Dt.Início</text:span></text:p>
            </text:list-item>
            <text:list-item>
              <text:p text:style-name="P17"><text:span text:style-name="T3">Dt.Encerramento</text:span></text:p>
            </text:list-item>
          </text:list>
        </text:list-item>
        <text:list-item>
          <text:p text:style-name="P15">Usuário seleciona um<text:span text:style-name="T3">a matrícula-</text:span><text:span text:style-name="T1">professor</text:span>;</text:p>
        </text:list-item>
        <text:list-item>
          <text:p text:style-name="P15">Caso de uso é encerrado;</text:p>
        </text:list-item>
      </text:list>
      <text:h text:style-name="P19" text:outline-level="3">Fluxo Alternativo 1</text:h>
      <text:list xml:id="list1847228039" text:style-name="L1">
        <text:list-item>
          <text:p text:style-name="P18">A qualquer momento o caso de uso pode ser encerrado.</text:p>
        </text:list-item>
      </text:list>
      <text:h text:style-name="P19" text:outline-level="3">Fluxo Alternativo <text:span text:style-name="T1">2</text:span></text:h>
      <text:list xml:id="list370452169" text:style-name="L2">
        <text:list-item>
          <text:p text:style-name="P13">Usuário seleciona opção de busca por matrícula <text:span text:style-name="T3">de professor</text:span>;</text:p>
        </text:list-item>
        <text:list-item>
          <text:p text:style-name="P13">Sistema solicita matrícula<text:span text:style-name="T3">-professor</text:span>;</text:p>
        </text:list-item>
        <text:list-item>
          <text:p text:style-name="P13">Usuário informa matrícula<text:span text:style-name="T3">-professor</text:span>;</text:p>
        </text:list-item>
        <text:list-item>
          <text:p text:style-name="P13">Sistema vai para o passo 5 do fluxo principal;</text:p>
        </text:list-item>
      </text:list>
      <text:h text:style-name="P19" text:outline-level="3">Pós-condições</text:h>
      <text:list xml:id="list1561569156" text:continue-list="list607325643" text:style-name="Numbering_20_1">
        <text:list-item text:start-value="1">
          <text:p text:style-name="P14">Usuário selecionou um<text:span text:style-name="T3">a matrícula-</text:span><text:span text:style-name="T1">professor</text:span>;</text:p>
        </text:list-item>
      </text:list>
      <text:p text:style-name="P1"/>
      <text:h text:style-name="P19" text:outline-level="3">Regras de Negócio</text:h>
      <text:p text:style-name="P2">Nenhuma se aplic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2-04-28T11:17:51</dc:date>
    <meta:editing-cycles>15</meta:editing-cycles>
    <meta:editing-duration>PT03H40M35S</meta:editing-duration>
    <meta:generator>OpenOffice.org/3.2$Linux OpenOffice.org_project/320m19$Build-9505</meta:generator>
    <dc:creator>mbelo </dc:creator>
    <meta:document-statistic meta:table-count="1" meta:image-count="0" meta:object-count="0" meta:page-count="1" meta:paragraph-count="38" meta:word-count="175" meta:character-count="1131"/>
    <meta:user-defined meta:name="_DocHome" meta:value-type="float">1971586133</meta:user-defined>
  </office:meta>
</office:document-meta>
</file>